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Bookshelf Symbol 7" svg:font-family="'Bookshelf Symbol 7'"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Felix Titling" svg:font-family="'Felix Titling'" style:font-family-generic="decorative" style:font-pitch="variable"/>
    <style:font-face style:name="Harrington" svg:font-family="Harrington" style:font-family-generic="decorative" style:font-pitch="variable"/>
    <style:font-face style:name="Bell MT" svg:font-family="'Bell MT'" style:font-family-generic="roman" style:font-pitch="variable"/>
    <style:font-face style:name="Cooper Black" svg:font-family="'Cooper Black'"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ucida Handwriting" svg:font-family="'Lucida Handwriting'" style:font-family-generic="script" style:font-pitch="variable"/>
    <style:font-face style:name="Arial" svg:font-family="Arial" style:font-family-generic="swiss" style:font-pitch="variable"/>
    <style:font-face style:name="Century Schoolbook" svg:font-family="'Century Schoolbook'" style:font-family-generic="swiss" style:font-pitch="variable"/>
    <style:font-face style:name="Consolas" svg:font-family="Consolas" style:font-family-generic="swiss" style:font-pitch="variable"/>
    <style:font-face style:name="High Tower Text" svg:font-family="'High Tower Tex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ucida Handwriting" fo:font-size="44pt" style:font-size-asian="44pt" style:font-size-complex="44pt"/>
    </style:style>
    <style:style style:name="P2" style:family="paragraph" style:parent-style-name="List_20_w_2f__20_Second_20_Indent_20_Bullet" style:list-style-name="L11"/>
    <style:style style:name="P3" style:family="paragraph" style:parent-style-name="List_20_w_2f__20_Second_20_Indent_20_Bullet">
      <style:text-properties style:font-name="Consolas" fo:font-size="18pt" style:font-size-asian="18pt" style:font-size-complex="18pt"/>
    </style:style>
    <style:style style:name="P4" style:family="paragraph" style:parent-style-name="List_20_w_2f__20_Second_20_Indent_20_Bullet" style:list-style-name="L1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b 58%" fo:font-weight="normal" style:font-weight-asian="normal" style:font-weight-complex="normal"/>
    </style:style>
    <style:style style:name="T5" style:family="text">
      <style:text-properties style:text-position="0% 100%" fo:font-weight="normal"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font-name="Times New Roman1" style:font-name-asian="Times New Roman1" style:font-name-complex="Times New Roman1"/>
    </style:style>
    <style:style style:name="T8" style:family="text">
      <style:text-properties style:font-name-asian="Times New Roman1"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1" text:name="CUR_PAGE_NUM"/>
      </text:user-field-decls>
      <text:list xml:id="list2172240453569420795" text:style-name="L11">
        <text:list-item>
          <text:p text:style-name="P2">Deism</text:p>
          <text:list>
            <text:list-item>
              <text:p text:style-name="P2">The belief that the universe operates according to logical, natural laws, without divine intervention.</text:p>
            </text:list-item>
          </text:list>
        </text:list-item>
        <text:list-item>
          <text:p text:style-name="P2">Intolerable Acts</text:p>
          <text:list>
            <text:list-item>
              <text:p text:style-name="P2">The Intolerable Acts consist of 4 laws passed by British parliament, to make an example of Boston, and to intimidate the other colonies.</text:p>
              <text:list>
                <text:list-item>
                  <text:p text:style-name="P2">The Port of Boston Act: This act closed Boston Harbor until the tea was paid for, and the so-called Indians were brought to justice.</text:p>
                </text:list-item>
                <text:list-item>
                  <text:p text:style-name="P2">The Massachusetts Government Act: Governor Hutchinson is fired. British General Sir Thomas Gage and 10,000 British soldiers are brought in to rule the colony. Gage becomes the new royal governor. He takes away the power of all the colonies assembly. He takes control of all the town meetings.</text:p>
                </text:list-item>
                <text:list-item>
                  <text:p text:style-name="P2">The New Quartering Act: This gave General Gage the power to house his men and his equipment wherever he pleased.</text:p>
                </text:list-item>
                <text:list-item>
                  <text:p text:style-name="P2">The Administration of Justice Act: Under the Administration of Justice Act, Great Britain could escort anybody to Britain for trial.</text:p>
                </text:list-item>
              </text:list>
            </text:list-item>
          </text:list>
        </text:list-item>
        <text:list-item>
          <text:p text:style-name="P2">Virginia Plan </text:p>
          <text:list>
            <text:list-item>
              <text:p text:style-name="P2">A proposal by Virginia delegates for a bicameral legislative branch.</text:p>
            </text:list-item>
            <text:list-item>
              <text:p text:style-name="P2">It was drafted by James Madison.</text:p>
            </text:list-item>
            <text:list-item>
              <text:p text:style-name="P2">It was notable for its role in setting the overall agenda for debate in the convention.</text:p>
            </text:list-item>
            <text:list-item>
              <text:p text:style-name="P2">It was also notable for setting forth the idea of population-weighted representation.</text:p>
              <text:list>
                <text:list-item>
                  <text:p text:style-name="P2">Population-weighted representation is the idea that having a higher population in a state meant that state would have more votes.</text:p>
                </text:list-item>
              </text:list>
            </text:list-item>
          </text:list>
        </text:list-item>
        <text:list-item>
          <text:p text:style-name="P2">New Jersey Plan</text:p>
          <text:list>
            <text:list-item>
              <text:p text:style-name="P2">A proposal presented by William Paterson.</text:p>
            </text:list-item>
            <text:list-item>
              <text:p text:style-name="P2">The plan proposed to keep the one vote per state representation under one legislative body.</text:p>
            </text:list-item>
            <text:list-item>
              <text:p text:style-name="P2">It was opposed by James Madison and Edmund Randolph, who were proponents of the Virginia State Plan.</text:p>
            </text:list-item>
          </text:list>
        </text:list-item>
        <text:list-item>
          <text:p text:style-name="P2">Shays' Rebellion</text:p>
          <text:list>
            <text:list-item>
              <text:p text:style-name="P2">An armed uprising in Massachusetts during 1786 and 1787.</text:p>
            </text:list-item>
            <text:list-item>
              <text:p text:style-name="P2">Revolutionary War veteran Daniel Shays led 4000 rebels in an uprising against perceived economic and civil rights injustices.</text:p>
            </text:list-item>
            <text:list-item>
              <text:p text:style-name="P2">The rebels marched on the United States' Armory at Springfield in an unsuccessful attempt to seize its weaponry and overthrow the government.</text:p>
            </text:list-item>
          </text:list>
        </text:list-item>
        <text:list-item>
          <text:p text:style-name="P2">3/5 Compromise</text:p>
          <text:list>
            <text:list-item>
              <text:p text:style-name="P2">A compromise reached between delegates from southern states and those from northern states during the 1787 United States Constitutional Convention.</text:p>
            </text:list-item>
            <text:list-item>
              <text:p text:style-name="P2">The debate was whether slaves would be counted when determining a state's total population for legislative representation.</text:p>
            </text:list-item>
            <text:list-item>
              <text:p text:style-name="P2">The effect was to give the southern states a third more seats in Congress and a third more electoral votes than if slaves had been ignored, but fewer than if slaves and free persons had been counted equally.</text:p>
            </text:list-item>
            <text:list-item>
              <text:p text:style-name="P2">The compromise was proposed by delegates James Wilson and Roger Sherman.</text:p>
            </text:list-item>
          </text:list>
        </text:list-item>
      </text:list>
      <text:p text:style-name="List_20_w_2f__20_Second_20_Indent_20_Bullet"/>
      <text:list xml:id="list36779716" text:continue-numbering="true" text:style-name="L11">
        <text:list-item>
          <text:p text:style-name="P4">Federalist Papers</text:p>
          <text:list>
            <text:list-item>
              <text:p text:style-name="P2">A collection of 85 articles and essays written under the pseudonym “Publius” by Alexander Hamilton, James Madison, and John Jay.</text:p>
            </text:list-item>
            <text:list-item>
              <text:p text:style-name="P2">It was written to promote the ratification of the United States Constitution.</text:p>
            </text:list-item>
            <text:list-item>
              <text:p text:style-name="P2">73 of these essays were published serially in the <text:span text:style-name="T1">Independent Journal</text:span>, the <text:span text:style-name="T1">New York Packet</text:span>, and <text:span text:style-name="T1">The Daily Advertiser</text:span> between October 1787 and August 1788.</text:p>
            </text:list-item>
          </text:list>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Bookshelf Symbol 7" svg:font-family="'Bookshelf Symbol 7'" style:font-pitch="variable"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Felix Titling" svg:font-family="'Felix Titling'" style:font-family-generic="decorative" style:font-pitch="variable"/>
    <style:font-face style:name="Harrington" svg:font-family="Harrington" style:font-family-generic="decorative" style:font-pitch="variable"/>
    <style:font-face style:name="Bell MT" svg:font-family="'Bell MT'" style:font-family-generic="roman" style:font-pitch="variable"/>
    <style:font-face style:name="Cooper Black" svg:font-family="'Cooper Black'"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ucida Handwriting" svg:font-family="'Lucida Handwriting'" style:font-family-generic="script" style:font-pitch="variable"/>
    <style:font-face style:name="Arial" svg:font-family="Arial" style:font-family-generic="swiss" style:font-pitch="variable"/>
    <style:font-face style:name="Century Schoolbook" svg:font-family="'Century Schoolbook'" style:font-family-generic="swiss" style:font-pitch="variable"/>
    <style:font-face style:name="Consolas" svg:font-family="Consolas" style:font-family-generic="swiss" style:font-pitch="variable"/>
    <style:font-face style:name="High Tower Text" svg:font-family="'High Tower Tex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w_2f__20_Second_20_Indent_20_Bullet" style:display-name="List w/ Second Indent Bullet" style:family="paragraph" style:parent-style-name="Standard"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List_20_w_2f__20_Second_20_Indent_20_Bullet">
      <style:text-properties style:font-name="Consolas" fo:font-size="18pt" style:font-size-asian="18pt"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402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Identifications (co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02T15:33:31.73</meta:creation-date>
    <meta:document-statistic meta:table-count="0" meta:image-count="0" meta:object-count="0" meta:page-count="2" meta:paragraph-count="32" meta:word-count="490" meta:character-count="2931"/>
    <dc:date>2017-11-02T16:59:36.74</dc:date>
    <dc:creator>Timothy Cayer</dc:creator>
    <meta:editing-duration>PT3M8S</meta:editing-duration>
    <meta:editing-cycles>1</meta:editing-cycles>
    <meta:generator>OpenOffice/4.1.3$Win32 OpenOffice.org_project/413m1$Build-9783</meta:generator>
  </office:meta>
</office:document-meta>
</file>